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9999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 fo:min-height="0cm" fo:min-width="0cm" fo:wrap-option="no-wrap"/>
    </style:style>
    <style:style style:name="gr3" style:family="graphic" style:parent-style-name="standard">
      <style:graphic-properties draw:fill="solid" draw:fill-color="#b3b300" draw:textarea-horizontal-align="justify" draw:textarea-vertical-align="middle" draw:auto-grow-height="fals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ff6633" draw:textarea-horizontal-align="justify" draw:textarea-vertical-align="middle" draw:auto-grow-height="false"/>
    </style:style>
    <style:style style:name="gr7" style:family="graphic">
      <style:graphic-properties style:protect="size"/>
    </style:style>
    <style:style style:name="pr1" style:family="presentation" style:parent-style-name="Padrão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4pt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style:paragraph-properties fo:margin-left="0cm" fo:margin-right="0cm" fo:text-align="start" fo:text-indent="0cm"/>
      <style:text-properties fo:font-size="10pt"/>
    </style:style>
    <style:style style:name="P5" style:family="paragraph">
      <style:paragraph-properties fo:text-align="center"/>
    </style:style>
    <style:style style:name="P6" style:family="paragraph">
      <style:paragraph-properties fo:margin-left="0cm" fo:margin-right="0cm" fo:text-align="start" fo:text-indent="0cm"/>
      <style:text-properties fo:font-size="10pt" fo:font-weight="bold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  <style:text-properties fo:font-family="Symbol" style:font-family-generic="roman" style:font-pitch="variable" style:font-charset="x-symbol"/>
    </style:style>
    <style:style style:name="P9" style:family="paragraph">
      <style:paragraph-properties fo:margin-left="0.6cm" fo:margin-right="0cm" fo:text-indent="-0.6cm"/>
    </style:style>
    <style:style style:name="P10" style:family="paragraph">
      <style:paragraph-properties fo:margin-left="0cm" fo:margin-right="0cm" fo:text-align="center" fo:text-indent="0cm"/>
      <style:text-properties fo:font-size="18pt"/>
    </style:style>
    <style:style style:name="P11" style:family="paragraph">
      <style:paragraph-properties fo:margin-left="0cm" fo:margin-right="0cm" fo:text-align="center" fo:text-indent="0cm"/>
      <style:text-properties fo:font-family="Symbol" style:font-family-generic="roman" style:font-pitch="variable" style:font-charset="x-symbol" fo:font-size="18pt"/>
    </style:style>
    <style:style style:name="P12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font-size="14pt"/>
    </style:style>
    <style:style style:name="T2" style:family="text">
      <style:text-properties fo:font-size="10pt"/>
    </style:style>
    <style:style style:name="T3" style:family="text">
      <style:text-properties fo:font-size="10pt" fo:font-weight="bold"/>
    </style:style>
    <style:style style:name="T4" style:family="text">
      <style:text-properties fo:font-size="10pt" fo:font-weight="normal"/>
    </style:style>
    <style:style style:name="T5" style:family="text">
      <style:text-properties fo:font-family="Symbol" style:font-family-generic="roman" style:font-pitch="variable" style:font-charset="x-symbol"/>
    </style:style>
    <style:style style:name="T6" style:family="text">
      <style:text-properties fo:font-size="18pt"/>
    </style:style>
    <style:style style:name="T7" style:family="text">
      <style:text-properties fo:font-size="10pt" style:text-underline-style="solid" style:text-underline-width="auto" style:text-underline-color="font-color" fo:font-weight="bold"/>
    </style:style>
    <style:style style:name="T8" style:family="text">
      <style:text-properties fo:font-size="10pt" fo:text-shadow="none" fo:font-weight="bold" style:font-weight-asian="bold" style:font-weight-complex="bold"/>
    </style:style>
    <style:style style:name="T9" style:family="text">
      <style:text-properties fo:font-size="10pt" fo:font-weight="bold" style:font-weight-asian="bold" style:font-weight-complex="bold"/>
    </style:style>
    <style:style style:name="T10" style:family="text">
      <style:text-properties fo:font-size="10pt" style:text-underline-style="none"/>
    </style:style>
    <style:style style:name="T11" style:family="text">
      <style:text-properties fo:font-family="Symbol" style:font-family-generic="roman" style:font-pitch="variable" style:font-charset="x-symbol" fo:font-size="18pt"/>
    </style:style>
    <style:style style:name="T12" style:family="text">
      <style:text-properties fo:font-size="10pt"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>
        <office:forms form:automatic-focus="false" form:apply-design-mode="false"/>
        <draw:custom-shape draw:style-name="gr1" draw:text-style-name="P2" draw:id="id2" draw:layer="layout" svg:width="6cm" svg:height="1.5cm" svg:x="10cm" svg:y="1cm">
          <text:p text:style-name="P1"><text:span text:style-name="T1">User Interfa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draw:layer="layout" svg:width="9cm" svg:height="3cm" svg:x="18.5cm" svg:y="1cm">
          <text:p text:style-name="P3"><text:span text:style-name="T2">A forma como a UI será tratada ainda será definida.</text:span></text:p>
          <text:p text:style-name="P3"><text:span text:style-name="T2">Essencialmente será uma classe com métodos específicos para reconhecer eventos (cliques de mouse, entrada pelo teclado, etc), assim como métodos para plotar e trabalhar com as classes de </text:span><text:span text:style-name="T3">polígonos</text:span><text:span text:style-name="T2"> e </text:span><text:span text:style-name="T3">dados</text:span></text:p>
          <draw:enhanced-geometry svg:viewBox="0 0 21600 21600" draw:mirror-horizontal="false" draw:type="line-callout-2" draw:modifiers="-5639.37340295523 5297.4341886038 -3600 4000 -597.533607376958 3987.470843052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" draw:id="id1" draw:layer="layout" svg:width="4.5cm" svg:height="3cm" svg:x="7.5cm" svg:y="6cm">
          <text:p text:style-name="P1">Classe </text:p>
          <text:p text:style-name="P1">Polígono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draw:id="id3" draw:layer="layout" svg:width="4.5cm" svg:height="3cm" svg:x="14cm" svg:y="6cm">
          <text:p text:style-name="P1">Classe </text:p>
          <text:p text:style-name="P1">Dados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9.749cm" svg:y1="6cm" svg:x2="13cm" svg:y2="2.5cm" draw:start-shape="id1" draw:start-glue-point="4" draw:end-shape="id2" draw:end-glue-point="2" svg:d="m9749 6000v-1749h3251v-1751">
          <text:p/>
        </draw:connector>
        <draw:connector draw:style-name="gr4" draw:text-style-name="P5" draw:layer="layout" svg:x1="16.249cm" svg:y1="6cm" svg:x2="13cm" svg:y2="2.5cm" draw:start-shape="id3" draw:start-glue-point="4" draw:end-shape="id2" draw:end-glue-point="2" svg:d="m16249 6000v-1749h-3249v-1751">
          <text:p/>
        </draw:connector>
        <draw:custom-shape draw:style-name="gr2" draw:text-style-name="P6" draw:layer="layout" svg:width="6.5cm" svg:height="3.5cm" svg:x="21cm" svg:y="6cm">
          <text:p text:style-name="P3"><text:span text:style-name="T3">Classe de dados</text:span><text:span text:style-name="T4">: responsável pelo armazenamento e organização de dados. Isso inclui dados brutos (lidos a partir do teclado, arquivos etc), e dados obtidos através dos </text:span><text:span text:style-name="T3">algoritmos de modelagem direta</text:span></text:p>
          <draw:enhanced-geometry svg:viewBox="0 0 21600 21600" draw:mirror-horizontal="false" draw:type="line-callout-2" draw:modifiers="-8329.67235809875 5972.23650385604 -4116.65897554223 8020.56555269923 -827.318874019382 3417.99485861183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6cm" svg:height="8cm" svg:x="0.5cm" svg:y="3.5cm">
          <text:p text:style-name="P3"><text:span text:style-name="T3">Classe de Polígono</text:span><text:span text:style-name="T2">: responsável pelo armazenamento e organização dos polígonos. Os polígonos nada mais são do que modelos 2D, que carregarão informações como a forma geométrica (através da definição das coordenadas de vértices, e o número de vértices), propriedades físicas (como a densidade), e propriedades gráficas, como formato de linha, e cor de preenchimento.</text:span></text:p>
          <text:p text:style-name="P3"><text:span text:style-name="T2">Essas informações serão acessadas por um ou mais </text:span><text:span text:style-name="T3">algoritmos de modelagem</text:span><text:span text:style-name="T2">, que por sua vez passarão os resultados para a </text:span><text:span text:style-name="T3">classe de dados</text:span><text:span text:style-name="T2">.</text:span></text:p>
          <draw:enhanced-geometry svg:viewBox="0 0 21600 21600" draw:mirror-horizontal="true" draw:type="line-callout-2" draw:modifiers="-3369.0384935844 11146.9066366704 -1583.73604399267 7547.47367017731 -889.051824695884 1495.6130483689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7" draw:id="id4" draw:layer="layout" svg:width="16.5cm" svg:height="6cm" svg:x="0.5cm" svg:y="14cm">
          <text:p text:style-name="P1">Algoritmos de modelagem direta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16.249cm" svg:y1="9cm" svg:x2="8.75cm" svg:y2="14cm" draw:start-shape="id3" draw:start-glue-point="6" draw:end-shape="id4" svg:d="m16249 9000v2501h-7499v2499">
          <text:p/>
        </draw:connector>
        <draw:connector draw:style-name="gr4" draw:text-style-name="P5" draw:layer="layout" svg:x1="9.749cm" svg:y1="9cm" svg:x2="8.75cm" svg:y2="14cm" draw:start-shape="id1" draw:start-glue-point="6" draw:end-shape="id4" svg:d="m9749 9000v2501h-999v2499">
          <text:p/>
        </draw:connector>
        <draw:custom-shape draw:style-name="gr6" draw:text-style-name="P5" draw:layer="layout" svg:width="3.5cm" svg:height="3.5cm" svg:x="1cm" svg:y="16cm">
          <text:p text:style-name="P1">Talwani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3.5cm" svg:height="3.5cm" svg:x="7cm" svg:y="16cm">
          <text:p text:style-name="P1"><text:span text:style-name="T5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8" draw:layer="layout" svg:width="3.5cm" svg:height="3.5cm" svg:x="13cm" svg:y="16cm">
          <text:p text:style-name="P1"><text:span text:style-name="T5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8cm" svg:height="8cm" svg:x="19.5cm" svg:y="11.5cm">
          <text:p text:style-name="P3"><text:span text:style-name="T2">Os </text:span><text:span text:style-name="T3">algoritmos de modelagem direta,</text:span><text:span text:style-name="T2"> propriamente ditos, poderão ser constituídos de funções avulsas, ter classes próprias e métodos específicos. Na prática, eles devem ser capaz de reconhecer os dados de entrada, obtidos através da </text:span><text:span text:style-name="T3">classe de polígonos</text:span><text:span text:style-name="T4">, efetuar todos os cálculos necessários, e devem retornar os dados devidamente através da </text:span><text:span text:style-name="T3">classe de dados</text:span><text:span text:style-name="T4">, que por sua vez passará as informações pertinentes para a UI, que plotará o resultado na tela.</text:span></text:p>
          <draw:enhanced-geometry svg:viewBox="0 0 21600 21600" draw:mirror-horizontal="false" draw:type="line-callout-2" draw:modifiers="-6587.17660292464 13001.5748031496 -3600 4000 -669.516310461192 1495.61304836895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1" presentation:class="page"/>
          <draw:frame presentation:style-name="pr1" draw:text-style-name="P9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>
        <office:forms form:automatic-focus="false" form:apply-design-mode="false"/>
        <draw:custom-shape draw:style-name="gr1" draw:text-style-name="P2" draw:id="id6" draw:layer="layout" svg:width="6cm" svg:height="1.5cm" svg:x="10cm" svg:y="1cm">
          <text:p text:style-name="P1"><text:span text:style-name="T1">User Interface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4" draw:layer="layout" svg:width="9cm" svg:height="3cm" svg:x="18.5cm" svg:y="1cm">
          <text:p text:style-name="P3"><text:span text:style-name="T2">A forma como a UI será tratada ainda será definida.</text:span></text:p>
          <text:p text:style-name="P3"><text:span text:style-name="T2">Essencialmente será uma classe com métodos específicos para reconhecer eventos (cliques de mouse, entrada pelo teclado, etc), assim como métodos para plotar e trabalhar com as classes de </text:span><text:span text:style-name="T3">polígonos</text:span><text:span text:style-name="T2"> e </text:span><text:span text:style-name="T3">dados</text:span></text:p>
          <draw:enhanced-geometry svg:viewBox="0 0 21600 21600" draw:mirror-horizontal="false" draw:type="line-callout-2" draw:modifiers="-5639.37340295523 5297.4341886038 -3600 4000 -597.533607376958 3987.47084305232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3" draw:text-style-name="P10" draw:id="id5" draw:layer="layout" svg:width="4.5cm" svg:height="3cm" svg:x="7.5cm" svg:y="6cm">
          <text:p text:style-name="P1"><text:span text:style-name="T6">Classe </text:span></text:p>
          <text:p text:style-name="P1"><text:span text:style-name="T6">Polígono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0" draw:id="id7" draw:layer="layout" svg:width="4.5cm" svg:height="3cm" svg:x="14cm" svg:y="6cm">
          <text:p text:style-name="P1"><text:span text:style-name="T6">Classe </text:span></text:p>
          <text:p text:style-name="P1"><text:span text:style-name="T6">Dado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9.749cm" svg:y1="6cm" svg:x2="13cm" svg:y2="2.5cm" draw:start-shape="id5" draw:start-glue-point="4" draw:end-shape="id6" draw:end-glue-point="2" svg:d="m9749 6000v-1749h3251v-1751">
          <text:p/>
        </draw:connector>
        <draw:connector draw:style-name="gr4" draw:text-style-name="P5" draw:layer="layout" svg:x1="16.249cm" svg:y1="6cm" svg:x2="13cm" svg:y2="2.5cm" draw:start-shape="id7" draw:start-glue-point="4" draw:end-shape="id6" draw:end-glue-point="2" svg:d="m16249 6000v-1749h-3249v-1751">
          <text:p/>
        </draw:connector>
        <draw:custom-shape draw:style-name="gr2" draw:text-style-name="P6" draw:layer="layout" svg:width="6.5cm" svg:height="7.68cm" svg:x="20.964cm" svg:y="4.221cm">
          <text:p text:style-name="P3"><text:span text:style-name="T7">Classe de dados</text:span><text:span text:style-name="T4">:</text:span></text:p>
          <text:p text:style-name="P3"><text:span text:style-name="T4"/></text:p>
          <text:p text:style-name="P3"><text:span text:style-name="T8">- Parametros Graficos:</text:span></text:p>
          <text:p text:style-name="P3"><text:span text:style-name="T2"><text:s text:c="4"/></text:span><text:span text:style-name="T2">- Cor</text:span></text:p>
          <text:p text:style-name="P3"><text:span text:style-name="T2"><text:s text:c="4"/></text:span><text:span text:style-name="T2">- Linha</text:span></text:p>
          <text:p text:style-name="P3"><text:span text:style-name="T2"><text:s text:c="3"/></text:span></text:p>
          <text:p text:style-name="P3"><text:span text:style-name="T8">- Parametros Fisicos:</text:span></text:p>
          <text:p text:style-name="P3"><text:span text:style-name="T2"><text:s text:c="4"/></text:span><text:span text:style-name="T2">- Campo grav.</text:span></text:p>
          <text:p text:style-name="P3"><text:span text:style-name="T2"><text:s text:c="4"/></text:span><text:span text:style-name="T2">- Campo mag.</text:span></text:p>
          <text:p text:style-name="P3"><text:span text:style-name="T2"><text:s text:c="4"/></text:span><text:span text:style-name="T2">- Numero de pontos</text:span></text:p>
          <text:p text:style-name="P3"><text:span text:style-name="T2"><text:s text:c="4"/></text:span><text:span text:style-name="T2">- Pontos de medicao (x,z)</text:span></text:p>
          <text:p text:style-name="P3"><text:span text:style-name="T2"/></text:p>
          <text:p text:style-name="P3"><text:span text:style-name="T9">- Metodos:</text:span></text:p>
          <text:p text:style-name="P3"><text:span text:style-name="T2"><text:s text:c="4"/></text:span><text:span text:style-name="T2">- Atribuir valores aos parametros </text:span></text:p>
          <text:p text:style-name="P3"><text:span text:style-name="T2"><text:s text:c="4"/></text:span><text:span text:style-name="T2">- Retornar valores dos </text:span><text:span text:style-name="T10">parametros</text:span></text:p>
          <text:p text:style-name="P3"><text:span text:style-name="T10"><text:s text:c="4"/></text:span><text:span text:style-name="T10">- Ordenar dados</text:span></text:p>
          <text:p text:style-name="P3"><text:span text:style-name="T10"><text:s text:c="4"/></text:span><text:span text:style-name="T10">- Interpolar dados</text:span></text:p>
          <text:p text:style-name="P3"><text:span text:style-name="T2"><text:s text:c="4"/></text:span></text:p>
          <draw:enhanced-geometry svg:viewBox="0 0 21600 21600" draw:mirror-horizontal="false" draw:type="line-callout-2" draw:modifiers="-8206.73742501154 7722.11951568806 -4116.65897554223 8020.56555269923 -827.318874019382 1557.92214555396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2" draw:text-style-name="P4" draw:layer="layout" svg:width="6.52cm" svg:height="8cm" svg:x="0.213cm" svg:y="3.5cm">
          <text:p text:style-name="P3"><text:span text:style-name="T7">Classe de Polígono</text:span><text:span text:style-name="T2">: </text:span></text:p>
          <text:p text:style-name="P3"><text:span text:style-name="T2"/></text:p>
          <text:p text:style-name="P3"><text:span text:style-name="T8">- Parametros Graficos:</text:span></text:p>
          <text:p text:style-name="P3"><text:span text:style-name="T2"><text:s text:c="4"/></text:span><text:span text:style-name="T2">- Cor</text:span></text:p>
          <text:p text:style-name="P3"><text:span text:style-name="T2"><text:s text:c="4"/></text:span><text:span text:style-name="T2">- Linha</text:span></text:p>
          <text:p text:style-name="P3"><text:span text:style-name="T2"><text:s text:c="4"/></text:span><text:span text:style-name="T2">- etc (fica para quando tivermos fazendo a GUI)</text:span></text:p>
          <text:p text:style-name="P3"><text:span text:style-name="T2"/></text:p>
          <text:p text:style-name="P3"><text:span text:style-name="T8">- Parametros Fisicos:</text:span></text:p>
          <text:p text:style-name="P3"><text:span text:style-name="T2"><text:s text:c="4"/></text:span><text:span text:style-name="T2">- Densidade</text:span></text:p>
          <text:p text:style-name="P3"><text:span text:style-name="T2"><text:s text:c="4"/></text:span><text:span text:style-name="T2">- Magnetizacao</text:span></text:p>
          <text:p text:style-name="P3"><text:span text:style-name="T2"><text:s text:c="4"/></text:span><text:span text:style-name="T2">- Numero de Vertices</text:span></text:p>
          <text:p text:style-name="P3"><text:span text:style-name="T2"><text:s text:c="4"/></text:span><text:span text:style-name="T2">- Vertices (x,z)</text:span></text:p>
          <text:p text:style-name="P3"><text:span text:style-name="T2"/></text:p>
          <text:p text:style-name="P3"><text:span text:style-name="T9">- Metodos:</text:span></text:p>
          <text:p text:style-name="P3"><text:span text:style-name="T2"><text:s text:c="4"/></text:span><text:span text:style-name="T2">- Atribuir valores aos parametros </text:span></text:p>
          <text:p text:style-name="P3"><text:span text:style-name="T2"><text:s text:c="4"/></text:span><text:span text:style-name="T2">- Retornar valores dos </text:span><text:span text:style-name="T10">parametros</text:span></text:p>
          <text:p text:style-name="P3"><text:span text:style-name="T2"><text:s text:c="4"/></text:span></text:p>
          <draw:enhanced-geometry svg:viewBox="0 0 21600 21600" draw:mirror-horizontal="true" draw:type="line-callout-2" draw:modifiers="-2325.28753258703 11144.2069741282 -1583.73604399267 7547.47367017731 -814.844349026223 1492.91338582677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custom-shape draw:style-name="gr5" draw:text-style-name="P10" draw:id="id8" draw:layer="layout" svg:width="16.5cm" svg:height="6cm" svg:x="0.5cm" svg:y="14cm">
          <text:p text:style-name="P1"><text:span text:style-name="T6">Algoritmos de modelagem direta</text:span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text:p text:style-name="P3"><text:span text:style-name="T6"/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4" draw:text-style-name="P5" draw:layer="layout" svg:x1="16.249cm" svg:y1="9cm" svg:x2="8.75cm" svg:y2="14cm" draw:start-shape="id7" draw:start-glue-point="6" draw:end-shape="id8" svg:d="m16249 9000v2501h-7499v2499">
          <text:p/>
        </draw:connector>
        <draw:connector draw:style-name="gr4" draw:text-style-name="P5" draw:layer="layout" svg:x1="9.749cm" svg:y1="9cm" svg:x2="8.75cm" svg:y2="14cm" draw:start-shape="id5" draw:start-glue-point="6" draw:end-shape="id8" svg:d="m9749 9000v2501h-999v2499">
          <text:p/>
        </draw:connector>
        <draw:custom-shape draw:style-name="gr6" draw:text-style-name="P10" draw:layer="layout" svg:width="3.5cm" svg:height="3.5cm" svg:x="1cm" svg:y="16cm">
          <text:p text:style-name="P1"><text:span text:style-name="T6">Talwani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3.5cm" svg:height="3.5cm" svg:x="7cm" svg:y="16cm">
          <text:p text:style-name="P1"><text:span text:style-name="T11">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" draw:text-style-name="P11" draw:layer="layout" svg:width="3.5cm" svg:height="3.5cm" svg:x="13cm" svg:y="16cm">
          <text:p text:style-name="P1"><text:span text:style-name="T11">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4" draw:layer="layout" svg:width="8cm" svg:height="6cm" svg:x="19.5cm" svg:y="13.5cm">
          <text:p text:style-name="P3"><text:span text:style-name="T12">Classe/funcao Modelagem Direta:</text:span></text:p>
          <text:p text:style-name="P3"><text:span text:style-name="T2"/></text:p>
          <text:p text:style-name="P3"><text:span text:style-name="T2">- </text:span><text:span text:style-name="T9">Entrada</text:span><text:span text:style-name="T2">:</text:span></text:p>
          <text:p text:style-name="P3"><text:span text:style-name="T2"><text:s text:c="4"/></text:span><text:span text:style-name="T2">- Vetor de objetos do tipo Poligono (ponteiro ou classe Vector do C++. Recomendo a classe pois facilita a vida.)</text:span></text:p>
          <text:p text:style-name="P3"><text:span text:style-name="T2"><text:s text:c="4"/></text:span><text:span text:style-name="T2">- Vetor com as posicoes (x,z) onde calcular o campo</text:span></text:p>
          <text:p text:style-name="P3"><text:span text:style-name="T2"/></text:p>
          <text:p text:style-name="P3"><text:span text:style-name="T2">- </text:span><text:span text:style-name="T9">Saida</text:span><text:span text:style-name="T2">:</text:span></text:p>
          <text:p text:style-name="P3"><text:span text:style-name="T2"><text:s text:c="4"/></text:span><text:span text:style-name="T2">- Objeto do tipo Dados</text:span></text:p>
          <draw:enhanced-geometry svg:viewBox="0 0 21600 21600" draw:mirror-horizontal="false" draw:type="line-callout-2" draw:modifiers="-6587.17660292464 10132.3112814531 -3600 4000 -666.81664791901 1990.46825529079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presentation:notes draw:style-name="dp2">
          <draw:page-thumbnail draw:style-name="gr7" draw:layer="layout" svg:width="14.848cm" svg:height="11.136cm" svg:x="3.075cm" svg:y="2.257cm" draw:page-number="2" presentation:class="page"/>
          <draw:frame presentation:style-name="pr1" draw:text-style-name="P1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t" fo:country="BR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titl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adrão-notes" style:family="presentation">
      <style:graphic-properties draw:stroke="none" draw:fill="none">
        <text:list-style style:name="Padrão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adrão-outline1" style:family="presentation">
      <style:graphic-properties draw:stroke="none" draw:fill="non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adrão-outline2" style:family="presentation" style:parent-style-name="Padrão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Padrão" style:page-layout-name="PM1" draw:style-name="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2-10T15:56:46</meta:creation-date>
    <dc:creator>Leo Uieda</dc:creator>
    <dc:date>2009-02-11T11:00:26</dc:date>
    <dc:language>pt-BR</dc:language>
    <meta:editing-cycles>3</meta:editing-cycles>
    <meta:editing-duration>PT47M25S</meta:editing-duration>
    <meta:user-defined meta:name="Info 1"/>
    <meta:user-defined meta:name="Info 2"/>
    <meta:user-defined meta:name="Info 3"/>
    <meta:user-defined meta:name="Info 4"/>
    <meta:document-statistic meta:object-count="55"/>
  </office:meta>
</office:document-meta>
</file>